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7209" officeooo:paragraph-rsid="00187209"/>
    </style:style>
    <style:style style:name="P2" style:family="paragraph" style:parent-style-name="Standard">
      <style:text-properties fo:font-weight="bold" officeooo:rsid="00187209" officeooo:paragraph-rsid="00187209" style:font-weight-asian="bold" style:font-weight-complex="bold"/>
    </style:style>
    <style:style style:name="P3" style:family="paragraph" style:parent-style-name="Standard">
      <style:text-properties fo:color="#c9211e" loext:opacity="100%" style:font-name="Nimbus Roman" officeooo:rsid="00187209" officeooo:paragraph-rsid="00187209"/>
    </style:style>
    <style:style style:name="P4" style:family="paragraph" style:parent-style-name="Standard">
      <style:text-properties fo:font-size="13pt" officeooo:rsid="00187209" officeooo:paragraph-rsid="00187209" style:font-size-asian="13pt" style:font-size-complex="13pt"/>
    </style:style>
    <style:style style:name="P5" style:family="paragraph" style:parent-style-name="Standard">
      <style:text-properties style:font-name="Nimbus Roman" officeooo:rsid="00187209" officeooo:paragraph-rsid="00187209"/>
    </style:style>
    <style:style style:name="T1" style:family="text">
      <style:text-properties fo:color="#c9211e"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Jaume Bosch Pons, secretario del centro. </text:p>
      <text:p text:style-name="P1"/>
      <text:p text:style-name="P1"/>
      <text:p text:style-name="P2">CERTIFICADO: </text:p>
      <text:p text:style-name="P5">De acuerdo con los antecedentes que constan en los archivos de este centro, Alejandro Vallecillo Vaca, con DNI núm. 7NUMERODNIX, actualmente esta cursando los estudios de 1er Ciclo Formativo de Grado Medio en Sistemas Microinformáticos y Redes (SMX) en nuestro centro.</text:p>
      <text:p text:style-name="P1"/>
      <text:p text:style-name="P5">Y para que conste, firmo este certificado con el visto bueno del director del centro.</text:p>
      <text:p text:style-name="P5">Mahón, 15 de Noviembre de 2024.</text:p>
      <text:p text:style-name="P5"/>
      <text:p text:style-name="P3"><text:tab/>[FIRMA]</text:p>
      <text:p text:style-name="P5"/>
      <text:p text:style-name="P5"/>
      <text:p text:style-name="P5"><text:tab/><text:tab/><text:tab/><text:tab/><text:tab/><text:tab/><text:tab/><text:tab/>Visto Bueno</text:p>
      <text:p text:style-name="P5"><text:tab/><text:tab/><text:tab/><text:tab/><text:tab/><text:tab/><text:tab/> <text:s text:c="4"/>La directora del centro</text:p>
      <text:p text:style-name="P5"/>
      <text:p text:style-name="P5"><text:s/><text:tab/><text:tab/><text:tab/><text:tab/><text:tab/><text:tab/><text:tab/> <text:tab/> <text:span text:style-name="T1"><text:s/>[FIRMA]</text:span></text:p>
      <text:p text:style-name="P5"/>
      <text:p text:style-name="P5"><text:tab/><text:tab/><text:tab/><text:tab/><text:tab/><text:tab/><text:tab/><text:tab/>Marga Seguí.</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5T12:35:25.149966518</meta:creation-date>
    <dc:date>2024-11-15T12:48:30.793635767</dc:date>
    <meta:editing-duration>PT2M52S</meta:editing-duration>
    <meta:editing-cycles>1</meta:editing-cycles>
    <meta:document-statistic meta:table-count="0" meta:image-count="0" meta:object-count="0" meta:page-count="1" meta:paragraph-count="10" meta:word-count="79" meta:character-count="539" meta:non-whitespace-character-count="427"/>
    <meta:generator>LibreOffice/24.2.5.2$Linux_X86_64 LibreOffice_project/420$Build-2</meta:generator>
  </office:meta>
</office:document-meta>
</file>